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Pictures/2000000700005E58000046F308750BC1.svm"/>
  <manifest:file-entry manifest:media-type="" manifest:full-path="Pictures/200000070000339400001566D73FAC2C.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ans-serif"/>
    <style:font-face style:name="Arial3"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1"/>
    </style:style>
    <style:style style:name="P2" style:family="paragraph" style:parent-style-name="Heading_20_1">
      <style:paragraph-properties fo:text-align="center" style:justify-single-word="fals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h text:style-name="P2" text:outline-level="1">DSS – MII - 2016-17 – Marvin Matías Agüero Torales</text:h>
      <text:p text:style-name="Text_20_body">La aplicación para administrar Listas de Correo utiliza JPA, con un canal (DBUsuario) donde se escriben y leen los datos de los usuarios de la Lista, siendo el correo electronico ingresado el identificador unico de cada usuario. Esta aplicación utiliza "connection pool" embebido en el JPA para permitir conectar rápidamente las hebras de usuarios a la base de datos.</text:p>
      <text:p text:style-name="Text_20_body">Para crear la aplicación de Administración de Usuarios se utiliza un Servlet que gestiona los datos, junto a un Form Swing, donde ambos permiten visualizar <text:s/>todos los usuarios existentes, agregar nuevos usuarios, actualizarlos o eliminarlos de la base de datos.</text:p>
      <text:p text:style-name="Text_20_body">Este sería un diagram de implementación:</text:p>
      <text:p text:style-name="Text_20_body"><draw:frame draw:style-name="fr1" draw:name="graphics1" text:anchor-type="paragraph" svg:width="15.935cm" svg:height="12.118cm" draw:z-index="0"><draw:image xlink:href="Pictures/2000000700005E58000046F308750BC1.svm" xlink:type="simple" xlink:show="embed" xlink:actuate="onLoad"/></draw:frame></text:p>
      <text:p text:style-name="Text_20_body">Esta es la aplicación:</text:p>
      <text:p text:style-name="Text_20_body"><draw:frame draw:style-name="fr2" draw:name="graphics2" text:anchor-type="paragraph" svg:width="13.204cm" svg:height="5.479cm" draw:z-index="1"><draw:image xlink:href="Pictures/200000070000339400001566D73FAC2C.svm"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ans-serif"/>
    <style:font-face style:name="Arial3"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rvin Matías Agüero Torales</meta:initial-creator>
    <meta:creation-date>2016-11-15T20:20:36.67</meta:creation-date>
    <dc:date>2016-11-15T20:33:50.43</dc:date>
    <dc:creator>Marvin Matías Agüero Torales</dc:creator>
    <meta:editing-duration>PT12M27S</meta:editing-duration>
    <meta:editing-cycles>2</meta:editing-cycles>
    <meta:generator>OpenOffice/4.1.3$Win32 OpenOffice.org_project/413m1$Build-9783</meta:generator>
    <meta:document-statistic meta:table-count="0" meta:image-count="2" meta:object-count="0" meta:page-count="1" meta:paragraph-count="5" meta:word-count="119" meta:character-count="740"/>
  </office:meta>
</office:document-meta>
</file>